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01547" officeooo:paragraph-rsid="00001547" style:font-weight-asian="bold" style:font-weight-complex="bold"/>
    </style:style>
    <style:style style:name="P2" style:family="paragraph" style:parent-style-name="Standard">
      <style:paragraph-properties fo:text-align="justify" style:justify-single-word="false"/>
      <style:text-properties officeooo:rsid="0005c899" officeooo:paragraph-rsid="0005c899"/>
    </style:style>
    <style:style style:name="P3" style:family="paragraph" style:parent-style-name="Standard">
      <style:paragraph-properties fo:text-align="justify" style:justify-single-word="false"/>
      <style:text-properties officeooo:rsid="0005c899" officeooo:paragraph-rsid="001564ab"/>
    </style:style>
    <style:style style:name="P4" style:family="paragraph" style:parent-style-name="Standard" style:list-style-name="L2">
      <style:paragraph-properties fo:text-align="justify" style:justify-single-word="false"/>
      <style:text-properties officeooo:rsid="00089b22" officeooo:paragraph-rsid="001564ab"/>
    </style:style>
    <style:style style:name="P5" style:family="paragraph" style:parent-style-name="Standard">
      <style:paragraph-properties fo:text-align="justify" style:justify-single-word="false"/>
      <style:text-properties officeooo:rsid="00089b22" officeooo:paragraph-rsid="00089b22"/>
    </style:style>
    <style:style style:name="P6" style:family="paragraph" style:parent-style-name="Standard">
      <style:paragraph-properties fo:text-align="justify" style:justify-single-word="false"/>
      <style:text-properties officeooo:rsid="00089b22" officeooo:paragraph-rsid="00177bf7"/>
    </style:style>
    <style:style style:name="P7" style:family="paragraph" style:parent-style-name="Standard" style:list-style-name="L1">
      <style:paragraph-properties fo:text-align="justify" style:justify-single-word="false"/>
      <style:text-properties officeooo:rsid="001564ab" officeooo:paragraph-rsid="001564ab"/>
    </style:style>
    <style:style style:name="P8" style:family="paragraph" style:parent-style-name="Standard" style:list-style-name="L1">
      <style:paragraph-properties fo:text-align="justify" style:justify-single-word="false"/>
      <style:text-properties officeooo:rsid="0016531d" officeooo:paragraph-rsid="0016531d"/>
    </style:style>
    <style:style style:name="P9" style:family="paragraph" style:parent-style-name="Standard">
      <style:paragraph-properties fo:text-align="justify" style:justify-single-word="false"/>
      <style:text-properties officeooo:rsid="00001547" officeooo:paragraph-rsid="00001547"/>
    </style:style>
    <style:style style:name="P10" style:family="paragraph" style:parent-style-name="Standard">
      <style:paragraph-properties fo:text-align="justify" style:justify-single-word="false"/>
      <style:text-properties officeooo:rsid="00001547" officeooo:paragraph-rsid="000889a9"/>
    </style:style>
    <style:style style:name="P11" style:family="paragraph" style:parent-style-name="Standard">
      <style:paragraph-properties fo:text-align="justify" style:justify-single-word="false"/>
      <style:text-properties officeooo:rsid="00001547" officeooo:paragraph-rsid="000a04f2"/>
    </style:style>
    <style:style style:name="P12" style:family="paragraph" style:parent-style-name="Standard">
      <style:paragraph-properties fo:text-align="justify" style:justify-single-word="false"/>
      <style:text-properties officeooo:rsid="000bbb13" officeooo:paragraph-rsid="000bbb13"/>
    </style:style>
    <style:style style:name="P13" style:family="paragraph" style:parent-style-name="Standard">
      <style:paragraph-properties fo:text-align="justify" style:justify-single-word="false"/>
      <style:text-properties officeooo:rsid="000bbb13" officeooo:paragraph-rsid="00001547"/>
    </style:style>
    <style:style style:name="P14" style:family="paragraph" style:parent-style-name="Standard">
      <style:paragraph-properties fo:text-align="justify" style:justify-single-word="false"/>
      <style:text-properties officeooo:rsid="0001b264" officeooo:paragraph-rsid="00089b22"/>
    </style:style>
    <style:style style:name="P15" style:family="paragraph" style:parent-style-name="Standard">
      <style:paragraph-properties fo:text-align="justify" style:justify-single-word="false"/>
      <style:text-properties officeooo:rsid="000333cd" officeooo:paragraph-rsid="000333cd"/>
    </style:style>
    <style:style style:name="P16" style:family="paragraph" style:parent-style-name="Standard">
      <style:paragraph-properties fo:text-align="justify" style:justify-single-word="false"/>
      <style:text-properties officeooo:rsid="00046520" officeooo:paragraph-rsid="00046520"/>
    </style:style>
    <style:style style:name="P17" style:family="paragraph" style:parent-style-name="Standard" style:list-style-name="L1">
      <style:paragraph-properties fo:text-align="justify" style:justify-single-word="false"/>
      <style:text-properties officeooo:paragraph-rsid="001564ab"/>
    </style:style>
    <style:style style:name="P18" style:family="paragraph" style:parent-style-name="Standard">
      <style:paragraph-properties fo:text-align="justify" style:justify-single-word="false"/>
      <style:text-properties officeooo:rsid="000a04f2" officeooo:paragraph-rsid="000a04f2"/>
    </style:style>
    <style:style style:name="P19" style:family="paragraph" style:parent-style-name="Standard">
      <style:paragraph-properties fo:text-align="justify" style:justify-single-word="false"/>
      <style:text-properties fo:font-weight="normal" officeooo:rsid="001ad00d" officeooo:paragraph-rsid="001ad00d" style:font-weight-asian="normal" style:font-weight-complex="normal"/>
    </style:style>
    <style:style style:name="T1" style:family="text">
      <style:text-properties officeooo:rsid="0001b264"/>
    </style:style>
    <style:style style:name="T2" style:family="text">
      <style:text-properties officeooo:rsid="000333cd"/>
    </style:style>
    <style:style style:name="T3" style:family="text">
      <style:text-properties officeooo:rsid="00046520"/>
    </style:style>
    <style:style style:name="T4" style:family="text">
      <style:text-properties officeooo:rsid="000889a9"/>
    </style:style>
    <style:style style:name="T5" style:family="text">
      <style:text-properties fo:font-weight="bold" style:font-weight-asian="bold" style:font-weight-complex="bold"/>
    </style:style>
    <style:style style:name="T6" style:family="text">
      <style:text-properties officeooo:rsid="000a04f2"/>
    </style:style>
    <style:style style:name="T7" style:family="text">
      <style:text-properties officeooo:rsid="001564ab"/>
    </style:style>
    <style:style style:name="T8" style:family="text">
      <style:text-properties officeooo:rsid="0016531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Znantvseno razumevanje problema. </text:span>Problem je splošen opis, kaj še ni razsikaniu. Konceptualni okvir je, da to povežeš z znanostjo in s kakšnimi znanstvenimi orodji boš prišel do rezultata. <text:span text:style-name="T1">Povezava med metodo in cilji → kako nam metoda omogoča priti do cilja.</text:span></text:p>
      <text:p text:style-name="P9"/>
      <text:p text:style-name="P9"/>
      <text:p text:style-name="P1">Identificiraj in na kratko prikaži in pojasni problem ter cilje raziskave. Gre za praktični, teoretični, objektivni ali subjektivni problem?</text:p>
      <text:p text:style-name="P14"><text:span text:style-name="T5">Problem: </text:span></text:p>
      <text:p text:style-name="P14">Genomska selekcija prinaša večji genetski napredek v selekciji, saj zniža generacijski interval in zviša točnost selekcije, poleg tega pa omogoča tudi identifikacijo novih ugodnih genetskih kombinacij pri potomcih. <text:span text:style-name="T2">Vendar pa je uvedba in izvedba genomske selekcije omejena z razpoložljivimi monetarnimi sredstvi. Izvedba genomske selekcije obnavljanje referenčne populacije in genotipizacijo selekcijskih kandidatov. Medtem, ko pri ženskah dodaten strošek za rejce predstavlja le genotipizacija, pa pri moških ta strošek vključuje tudi strošek vzreje živali. Večje število genotipiziranih selekcijskih kandidatov predstavlja večji nabor živali za odbiro in s tem večje možnosti za identifikacijo najboljših posameznikov, ki bodo omogočili večji genetski napredek, po drugi strani pa večje število genotipiziranih živali predstavlja večji stroške genomske selekcije. Optimizacija števila selekcijskih kandidatov je tako vključno za učinkovit selekcijski program, da napredek sheme upraviči porabljena sredstva.</text:span></text:p>
      <text:p text:style-name="P15">Predhodne študije <text:span text:style-name="T3">so že raziskovale ekonomske vplive različnih strategij uporabe genomske selekcije pri odbiri in nadomeščanju ženskih živali, ki upošteva le dodaten strošek genotipizacije. Nekatere študije so tudi analizirale profit in strošek selekcijskih shem z različnim številom moških selekcijskih kandidatov. Nobena izmed the študij pa ni poskušala optimizirati števila selekcijskih kandidatov.</text:span></text:p>
      <text:p text:style-name="P16">Problem je optimizacijske narave in je praktični problem, kako zasnovati rejski program, da ob danih sredstvih maskimiziramo genetski napredek. Problem je objektiven.</text:p>
      <text:p text:style-name="P16"/>
      <text:p text:style-name="P16"/>
      <text:p text:style-name="P2"><text:span text:style-name="T5">Cilji</text:span>.</text:p>
      <text:p text:style-name="P3">Cilj<text:span text:style-name="T7">i </text:span>raziskave:</text:p>
      <text:list xml:id="list398786529930658742" text:style-name="L2">
        <text:list-item>
          <text:p text:style-name="P4">simul<text:span text:style-name="T7">acija</text:span> različne genomske scenarije <text:span text:style-name="T7">v odvisnosti od števila očetov očetov in jih genetsko in ekonomsko ovrednoti</text:span></text:p>
        </text:list-item>
      </text:list>
      <text:list xml:id="list3721276252919511082" text:style-name="L1">
        <text:list-item>
          <text:p text:style-name="P17"><text:span text:style-name="T4">ekonomično optimizirati število genotipiziranih selekcijskih kandidatov v genomski rejski shemi za populacijo govedi srednje velikosti preko analize profita in stroškov posamzne sheme</text:span></text:p>
        </text:list-item>
        <text:list-item>
          <text:p text:style-name="P7">raziskati vpliv števila očetov selekcijskih kandidatov <text:span text:style-name="T8">na optimalno število selekcijskih kandidatov</text:span></text:p>
        </text:list-item>
        <text:list-item>
          <text:p text:style-name="P8">raziskati vpliv inbridinga na optimalno število selekcijskih kandidatov</text:p>
        </text:list-item>
      </text:list>
      <text:p text:style-name="P5"/>
      <text:p text:style-name="P10"/>
      <text:p text:style-name="P9"/>
      <text:p text:style-name="P9"/>
      <text:p text:style-name="P1">Prepoznaj in z gesli povzemi teoretični (konceptualni okvir) članka. Je ta samostojni ali povezani del članka (ga najdete podelčkih)? Če je vključen v različne dela, okvir poskušaj povzeti.</text:p>
      <text:p text:style-name="P1"/>
      <text:p text:style-name="P6">Genomska selekcija prinaša večji genetski napredek <text:span text:style-name="T8">zaradi skrajšanega generacijskega intervala in zvišane točnosti selekcije,</text:span> zato je uvedba ključna za ohranjanje konkurenčnosti s preostalimi svetovnimi populacijami in trendi. <text:span text:style-name="T6">Z nižanjem stroškov genotipizacije je intuitiven zaključek, da se zvišuje tudi ekonomski optimum števila genotipiziranih selekcijskih kandidatov. Vendar pri moških selekcijskih kandidatih dodatnega stroška ne predstavlja samo strošek genotipizacije, vendar tudi vzreja in testiranje the posameznikov. Večje število selekcijskih kandidatov pomeni večje stroške, </text:span><text:soft-page-break/><text:span text:style-name="T6">po drugi strani pa ponuja večjo možnost za identifikacijo elitnih posameznikov in tako večji genetski napredek. Število genotipiziranih moških selekcijskih kandidatov lahko tako optimiziramo z analizo kumulativnih stroškov selekcije oz. vzreje izbranega števila selekcijskih kandidatov in ovrednotenim profitom, ki ga prinaša dani genetski napredek. To zahteva ekonomsko analizo stroškov dodatnega selekcijskega kandidata kot tudi analizo dolgoročnega profita, ki ga prinaša genetski napredek takšne selekcijske strategije. Stohastične simulacije so dobro orodje za simulacijo populacij in testiranje različnih selekcijskih scenarijev, saj omogočajo hitro in poceni testiranje različnih strategij, omogočajo tudi ponovitve analiz in pa nastavitve parametrov specifične populacije kot tudi testiranje preostalih selekcijskih parametrov, ki vplivajo na genetski napredek in ekonomičnost strategije.</text:span></text:p>
      <text:p text:style-name="P5"/>
      <text:p text:style-name="P12">Primerjava z selekcijsko strategijo z enako strukturo, vendar brez uporabe genomske informacije.</text:p>
      <text:p text:style-name="P12"/>
      <text:p text:style-name="P12">Poleg genetskega napredka je za dolgoročen uspeh selekcije pomembno tudi omejevanje inbridinga.</text:p>
      <text:p text:style-name="P18">Študija je tako želela optimizirati število genotipiziranih moških selekcijskih kanditdatov v izraelski Holstein populaciji glede na genetski napredek in profit posamezne selekcijske strategije. Želeli so analizirati tudi vpliv zanesljivosti selekcije in pa inbridinga na tarčne parametre.</text:p>
      <text:p text:style-name="P11"/>
      <text:p text:style-name="P9"><text:span text:style-name="T5">Prikaži kako so bile uporabljen metode in na katerih podatkih.</text:span></text:p>
      <text:p text:style-name="P13"/>
      <text:p text:style-name="P9"/>
      <text:p text:style-name="P9"/>
      <text:p text:style-name="P1">Kakšne so bile hipoteze in ali so bile sprejete, ali ovržene?</text:p>
      <text:p text:style-name="P19">Raziskava ni imela deduktivnih hipotez, imela pa je jasne cil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53:43.869172308</meta:creation-date>
    <dc:date>2017-12-18T20:27:48.519466948</dc:date>
    <meta:editing-duration>PT43M5S</meta:editing-duration>
    <meta:editing-cycles>3</meta:editing-cycles>
    <meta:generator>LibreOffice/5.1.6.2$Linux_X86_64 LibreOffice_project/10m0$Build-2</meta:generator>
    <meta:document-statistic meta:table-count="0" meta:image-count="0" meta:object-count="0" meta:page-count="2" meta:paragraph-count="20" meta:word-count="625" meta:character-count="4817" meta:non-whitespace-character-count="4215"/>
  </office:meta>
</office:document-meta>
</file>